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 fo:min-height="7.37cm" fo:min-width="15.483cm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 fo:min-height="3.433cm" fo:min-width="4.326cm"/>
    </style:style>
    <style:style style:name="gr3" style:family="graphic" style:parent-style-name="standard">
      <style:graphic-properties draw:fill-color="#ffd320" draw:textarea-horizontal-align="justify" draw:textarea-vertical-align="middle" draw:auto-grow-height="false" fo:min-height="3.433cm" fo:min-width="4.453cm"/>
    </style:style>
    <style:style style:name="gr4" style:family="graphic" style:parent-style-name="standard">
      <style:graphic-properties draw:fill-color="#99cc99" draw:textarea-horizontal-align="justify" draw:textarea-vertical-align="middle" draw:auto-grow-height="false" fo:min-height="1.782cm" fo:min-width="4.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fill-color="#ccffff" draw:textarea-horizontal-align="justify" draw:textarea-vertical-align="middle" draw:auto-grow-height="false" fo:min-height="0.83cm" fo:min-width="0.58cm"/>
    </style:style>
    <style:style style:name="gr7" style:family="graphic" style:parent-style-name="standard">
      <style:graphic-properties draw:fill-color="#99cc99" draw:textarea-horizontal-align="justify" draw:textarea-vertical-align="middle" draw:auto-grow-height="false" fo:min-height="1.782cm" fo:min-width="4.453cm"/>
    </style:style>
    <style:style style:name="gr8" style:family="graphic" style:parent-style-name="standard">
      <style:graphic-properties draw:fill-color="#ccffff" draw:textarea-horizontal-align="justify" draw:textarea-vertical-align="middle" draw:auto-grow-height="false" fo:min-height="2.798cm" fo:min-width="4.453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2" style:family="graphic" style:parent-style-name="standard">
      <style:graphic-properties draw:stroke="none" svg:stroke-color="#999999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0066cc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-color="#cc99cc" draw:textarea-horizontal-align="justify" draw:textarea-vertical-align="middle" draw:auto-grow-height="false" fo:min-height="1.188cm" fo:min-width="3.901cm"/>
    </style:style>
    <style:style style:name="P1" style:family="paragraph">
      <loext:graphic-properties draw:fill-color="#ccffff"/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-color="#ffd320"/>
      <style:paragraph-properties fo:text-align="center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-color="#99cc99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font-name="Liberation Sans" fo:font-size="14pt" style:letter-kerning="true" style:font-name-asian="Droid Sans Fallback" style:font-size-asian="18pt" style:font-name-complex="FreeSans" style:font-size-complex="18pt"/>
    </style:style>
    <style:style style:name="P8" style:family="paragraph">
      <loext:graphic-properties draw:fill-color="#ccffff"/>
      <style:paragraph-properties fo:text-align="center"/>
      <style:text-properties style:font-name="Liberation Sans" fo:font-size="14pt" style:letter-kerning="true" style:font-name-asian="Droid Sans Fallback" style:font-size-asian="18pt" style:font-name-complex="FreeSans" style:font-size-complex="18pt"/>
    </style:style>
    <style:style style:name="P9" style:family="paragraph">
      <style:paragraph-properties fo:text-align="center"/>
      <style:text-properties style:font-name="Liberation Sans" fo:font-size="12pt" style:letter-kerning="true" style:font-name-asian="Droid Sans Fallback" style:font-size-asian="18pt" style:font-name-complex="FreeSans" style:font-size-complex="18pt"/>
    </style:style>
    <style:style style:name="P10" style:family="paragraph">
      <style:text-properties fo:font-size="14pt" style:font-size-asian="18pt" style:font-size-complex="18pt"/>
    </style:style>
    <style:style style:name="P11" style:family="paragraph">
      <loext:graphic-properties draw:fill="none" draw:fill-color="#ffffff"/>
      <style:text-properties fo:font-size="14pt" style:font-size-asian="18pt" style:font-size-complex="18pt"/>
    </style:style>
    <style:style style:name="P12" style:family="paragraph">
      <style:text-properties fo:color="#808080" fo:font-size="14pt" style:font-size-asian="18pt" style:font-size-complex="18pt"/>
    </style:style>
    <style:style style:name="P13" style:family="paragraph">
      <loext:graphic-properties draw:fill="none" draw:fill-color="#ffffff"/>
      <style:text-properties fo:color="#808080" fo:font-size="14pt" style:font-size-asian="18pt" style:font-size-complex="18pt"/>
    </style:style>
    <style:style style:name="P14" style:family="paragraph">
      <style:text-properties fo:font-size="16pt" style:font-size-asian="18pt" style:font-size-complex="18pt"/>
    </style:style>
    <style:style style:name="P15" style:family="paragraph">
      <loext:graphic-properties draw:fill="none" draw:fill-color="#0066cc"/>
      <style:text-properties fo:font-size="16pt" style:font-size-asian="18pt" style:font-size-complex="18pt"/>
    </style:style>
    <style:style style:name="P16" style:family="paragraph">
      <style:paragraph-properties fo:text-align="center"/>
    </style:style>
    <style:style style:name="P17" style:family="paragraph">
      <loext:graphic-properties draw:fill-color="#cc99cc"/>
      <style:paragraph-properties fo:text-align="center"/>
    </style:style>
    <style:style style:name="P18" style:family="paragraph">
      <style:text-properties fo:font-size="22pt" style:font-size-asian="18pt" style:font-size-complex="18pt"/>
    </style:style>
    <style:style style:name="P19" style:family="paragraph">
      <loext:graphic-properties draw:fill="none" draw:fill-color="#ffffff"/>
      <style:text-properties fo:font-size="22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808080" fo:font-size="14pt" style:font-size-asian="18pt" style:font-size-complex="18pt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983cm" svg:height="7.62cm" svg:x="2.289cm" svg:y="12.101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4.826cm" svg:height="3.683cm" svg:x="3.051cm" svg:y="21.868cm">
          <text:p text:style-name="P2"><text:span text:style-name="T1">Back-end</text:span></text:p>
          <text:p text:style-name="P2"><text:span text:style-name="T1">Application</text:span></text:p>
          <text:p text:style-name="P2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.953cm" svg:height="3.683cm" svg:x="12.568cm" svg:y="21.868cm">
          <text:p text:style-name="P2"><text:span text:style-name="T1">Front-end</text:span></text:p>
          <text:p text:style-name="P2"><text:span text:style-name="T1">Application</text:span></text:p>
          <text:p text:style-name="P2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08cm" svg:height="2.032cm" svg:x="2.924cm" svg:y="8.004cm">
          <text:p text:style-name="P4">HTTP Reques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5.464cm" svg:y1="10.036cm" svg:x2="5.464cm" svg:y2="15.207cm" draw:start-shape="id1" draw:start-glue-point="2" draw:end-shape="id2" svg:d="M5464 10036v5171" svg:viewBox="0 0 1 5172">
          <text:p/>
        </draw:connector>
        <draw:custom-shape draw:style-name="gr6" draw:text-style-name="P8" xml:id="id3" draw:id="id3" draw:layer="layout" svg:width="2.159cm" svg:height="2.159cm" svg:x="9.147cm" svg:y="15.63cm">
          <text:p text:style-name="P7">XH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5" xml:id="id4" draw:id="id4" draw:layer="layout" svg:width="4.953cm" svg:height="2.032cm" svg:x="12.568cm" svg:y="8.004cm">
          <text:p text:style-name="P9">HTTP Respon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10.227cm" svg:y1="15.63cm" svg:x2="12.568cm" svg:y2="9.02cm" draw:start-shape="id3" draw:start-glue-point="4" draw:end-shape="id4" draw:end-glue-point="3" svg:d="M10227 15630v-6610h2341" svg:viewBox="0 0 2342 6611">
          <text:p/>
        </draw:connector>
        <draw:custom-shape draw:style-name="gr8" draw:text-style-name="P1" xml:id="id2" draw:id="id2" draw:layer="layout" svg:width="4.953cm" svg:height="3.048cm" svg:x="2.988cm" svg:y="15.207cm">
          <text:p text:style-name="P2">Back-end</text:p>
          <text:p text:style-name="P2">Upstrea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6" draw:layer="layout" draw:type="line" svg:x1="5.464cm" svg:y1="18.255cm" svg:x2="5.464cm" svg:y2="21.868cm" draw:start-shape="id2" draw:start-glue-point="2" draw:end-shape="id5" draw:end-glue-point="0" svg:d="M5464 18255v3613" svg:viewBox="0 0 1 3614">
          <text:p/>
        </draw:connector>
        <draw:connector draw:style-name="gr5" draw:text-style-name="P6" draw:layer="layout" draw:type="line" svg:x1="7.941cm" svg:y1="16.731cm" svg:x2="9.147cm" svg:y2="16.71cm" draw:start-shape="id2" draw:start-glue-point="1" draw:end-shape="id3" draw:end-glue-point="5" svg:d="M7941 16731l1206-21" svg:viewBox="0 0 1207 22">
          <text:p/>
        </draw:connector>
        <draw:custom-shape draw:style-name="gr8" draw:text-style-name="P1" xml:id="id7" draw:id="id7" draw:layer="layout" svg:width="4.953cm" svg:height="3.048cm" svg:x="12.568cm" svg:y="15.207cm">
          <text:p text:style-name="P2">Front-end</text:p>
          <text:p text:style-name="P2">Upstrea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6" draw:layer="layout" draw:type="line" svg:x1="15.044cm" svg:y1="21.868cm" svg:x2="15.044cm" svg:y2="18.255cm" draw:start-shape="id6" draw:start-glue-point="0" draw:end-shape="id7" draw:end-glue-point="2" svg:d="M15044 21868v-3613" svg:viewBox="0 0 1 3614">
          <text:p/>
        </draw:connector>
        <draw:connector draw:style-name="gr5" draw:text-style-name="P6" draw:layer="layout" draw:type="line" svg:x1="11.306cm" svg:y1="16.71cm" svg:x2="12.568cm" svg:y2="16.731cm" draw:start-shape="id3" draw:start-glue-point="7" draw:end-shape="id7" draw:end-glue-point="3" svg:d="M11306 16710l1262 21" svg:viewBox="0 0 1263 22">
          <text:p/>
        </draw:connector>
        <draw:connector draw:style-name="gr5" draw:text-style-name="P6" draw:layer="layout" draw:type="line" svg:x1="15.044cm" svg:y1="15.207cm" svg:x2="15.044cm" svg:y2="10.036cm" draw:start-shape="id7" draw:start-glue-point="0" draw:end-shape="id4" svg:d="M15044 15207v-5171" svg:viewBox="0 0 1 5172">
          <text:p/>
        </draw:connector>
        <draw:frame draw:style-name="gr10" draw:text-style-name="P11" draw:layer="layout" svg:width="1.302cm" svg:height="0.806cm" svg:x="8.839cm" svg:y="14.579cm">
          <draw:text-box draw:corner-radius="0.127cm">
            <text:p text:style-name="P10"><text:span text:style-name="T1">Yes</text:span></text:p>
          </draw:text-box>
        </draw:frame>
        <draw:frame draw:style-name="gr11" draw:text-style-name="P11" draw:layer="layout" svg:width="1.133cm" svg:height="0.806cm" svg:x="10.939cm" svg:y="15.579cm">
          <draw:text-box>
            <text:p text:style-name="P10"><text:span text:style-name="T1">No</text:span></text:p>
          </draw:text-box>
        </draw:frame>
        <draw:frame draw:style-name="gr12" draw:text-style-name="P13" draw:layer="layout" svg:width="2.725cm" svg:height="1.361cm" svg:x="5.433cm" svg:y="20.339cm">
          <draw:text-box draw:corner-radius="0.127cm">
            <text:p text:style-name="P12"><text:span text:style-name="T2">JSON</text:span></text:p>
            <text:p text:style-name="P12"><text:span text:style-name="T2">Response</text:span></text:p>
          </draw:text-box>
        </draw:frame>
        <draw:frame draw:style-name="gr10" draw:text-style-name="P11" draw:layer="layout" svg:width="2.725cm" svg:height="1.361cm" svg:x="15.234cm" svg:y="20.339cm">
          <draw:text-box draw:corner-radius="0.127cm">
            <text:p><text:span text:style-name="T2">HTML</text:span></text:p>
            <text:p><text:span text:style-name="T2">Response</text:span></text:p>
          </draw:text-box>
        </draw:frame>
        <draw:frame draw:style-name="gr13" draw:text-style-name="P15" draw:layer="layout" svg:width="1.975cm" svg:height="1.521cm" svg:x="2.535cm" svg:y="12.54cm">
          <draw:text-box draw:corner-radius="0.127cm">
            <text:p text:style-name="P14"><text:span text:style-name="T3">Nginx</text:span></text:p>
            <text:p text:style-name="P14"><text:span text:style-name="T3">&amp; Lua</text:span></text:p>
          </draw:text-box>
        </draw:frame>
        <draw:custom-shape draw:style-name="gr14" draw:text-style-name="P17" xml:id="id8" draw:id="id8" draw:layer="layout" svg:width="6.223cm" svg:height="2.032cm" svg:x="7.115cm" svg:y="4.608cm">
          <text:p text:style-name="P16">HTTP 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7.115cm" svg:y1="5.624cm" svg:x2="5.464cm" svg:y2="8.004cm" draw:start-shape="id8" draw:start-glue-point="6" draw:end-shape="id1" svg:d="M7115 5624h-1651v2380" svg:viewBox="0 0 1652 2381">
          <text:p/>
        </draw:connector>
        <draw:connector draw:style-name="gr5" draw:text-style-name="P6" draw:layer="layout" draw:type="lines" draw:line-skew="-1.879cm" svg:x1="15.044cm" svg:y1="8.004cm" svg:x2="13.338cm" svg:y2="5.624cm" draw:start-shape="id4" draw:start-glue-point="0" draw:end-shape="id8" draw:end-glue-point="10" svg:d="M15044 8004v-2380h-1205-501" svg:viewBox="0 0 1707 2381">
          <text:p/>
        </draw:connector>
        <draw:frame draw:style-name="gr10" draw:text-style-name="P19" draw:layer="layout" svg:width="10.903cm" svg:height="1.119cm" svg:x="2.613cm" svg:y="2.67cm">
          <draw:text-box>
            <text:p text:style-name="P18"><text:span text:style-name="T4">Nginx Lua Frontend Contain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813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8T10:52:17.974935875</meta:creation-date>
    <dc:date>2015-12-18T11:50:42.260374521</dc:date>
    <meta:editing-duration>PT10M30S</meta:editing-duration>
    <meta:editing-cycles>3</meta:editing-cycles>
    <meta:generator>LibreOffice/5.0.1.2$Linux_X86_64 LibreOffice_project/00m0$Build-2</meta:generator>
    <meta:document-statistic meta:object-count="24"/>
  </office:meta>
</office:document-meta>
</file>